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52f7" officeooo:paragraph-rsid="001c52f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52f7" officeooo:paragraph-rsid="001c52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c52f7" officeooo:paragraph-rsid="001c52f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1c52f7" officeooo:paragraph-rsid="001c52f7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Carlis</text:p>
      <text:p text:style-name="P1">007092306</text:p>
      <text:p text:style-name="P2">Perfect Median</text:p>
      <text:p text:style-name="P4"/>
      <text:p text:style-name="P3">In this lab an assembly program was implemented in order to calculate all of the “perfect medians” from 1 to 10,000. <text:s/>This requires the summation of all numbers from N to M. <text:s/>The formula to find the sum of all numbers between one an N being SUMn = (n * (n + 1))/2 and the sum from N to M can be derived as the difference of SUMm – SUMn. <text:s/>The sum from 1 to M minus the sum from 1 to N.</text:p>
      <text:p text:style-name="P3"/>
      <text:p text:style-name="P3">In this lab I used two loops, an inner loop (Check all the partial sums from the current median value to 10,000), and an outer loop (The current median value under inspection). <text:s/>Starting at 6 the outer loop calculates the sum of all numbers from 1 to 5, then calls the inner loop which tries all of the partial sums from [7] to [7, 10000]. <text:s/>This is done using a running sum from within the inner loop where each iteration of the loop increments the running sum by the new number added to our discrete range.</text:p>
      <text:p text:style-name="P3"/>
      <text:p text:style-name="P3">// Outer loop</text:p>
      <text:p text:style-name="P3">For _median in range(6, 10000): <text:s text:c="2"/>// for all values from 6 to 10,000</text:p>
      <text:p text:style-name="P3"><text:s text:c="4"/>left_sum = get_l_sum(_median)</text:p>
      <text:p text:style-name="P3"><text:s text:c="4"/>// inner_loop</text:p>
      <text:p text:style-name="P3"><text:s text:c="4"/>for <text:span text:style-name="T1">rval in range(</text:span>median+1, 10000): // for all values from _median + 1 to 10000</text:p>
      <text:p text:style-name="P3"><text:s text:c="8"/>right_sum = get_r_sum(_median)</text:p>
      <text:p text:style-name="P3"><text:s text:c="8"/>if left_sum == right_sum:</text:p>
      <text:p text:style-name="P3"><text:s text:c="12"/>print _media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6:35:32.293597497</meta:creation-date>
    <dc:date>2015-09-29T16:57:12.525854526</dc:date>
    <meta:editing-duration>PT20S</meta:editing-duration>
    <meta:editing-cycles>1</meta:editing-cycles>
    <meta:document-statistic meta:table-count="0" meta:image-count="0" meta:object-count="0" meta:page-count="1" meta:paragraph-count="13" meta:word-count="228" meta:character-count="1238" meta:non-whitespace-character-count="975"/>
    <meta:generator>LibreOffice/4.2.8.2$Linux_X86_64 LibreOffice_project/420m0$Build-2</meta:generator>
  </office:meta>
</office:document-meta>
</file>